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0.86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9.59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79cm"/>
    </style:style>
    <style:style style:name="co18" style:family="table-column">
      <style:table-column-properties fo:break-before="auto" style:column-width="3.51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087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35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5" calcext:value-type="float">
            <text:p>2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/Dash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 + hadoop ?</text:p>
          </table:table-cell>
          <table:table-cell table:style-name="ce27" office:value-type="string" calcext:value-type="string">
            <text:p>Hadoo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2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Soft" office:value-type="string" calcext:value-type="string">
            <text:p>Ven</text:p>
          </table:table-cell>
          <table:table-cell table:style-name="Soft" office:value-type="float" office:value="24" calcext:value-type="float">
            <text:p>24</text:p>
          </table:table-cell>
          <table:table-cell table:style-name="Soft" office:value-type="string" calcext:value-type="string">
            <text:p>Présentation Projet P7</text:p>
          </table:table-cell>
          <table:table-cell table:style-name="Soft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59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59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59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08:57:12.614389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3-31T08:59:04.910110518</dc:date>
    <meta:editing-cycles>377</meta:editing-cycles>
    <meta:editing-duration>PT3H21M38S</meta:editing-duration>
    <meta:document-statistic meta:table-count="32" meta:cell-count="1734" meta:object-count="0"/>
  </office:meta>
</office:document-meta>
</file>